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</text:span><text:span text:style-name="T1">source</text:span></text:p>
            <text:p><text:span text:style-name="T1">(const. </text:span><text:span text:style-name="T1">E, 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</text:span><text:span text:style-name="T1">source</text:span></text:p>
            <text:p><text:span text:style-name="T1">(const. </text:span><text:span text:style-name="T1">E, 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</text:span><text:span text:style-name="T1">source</text:span></text:p>
            <text:p><text:span text:style-name="T1">(const. </text:span><text:span text:style-name="T1">E, 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</text:span><text:span text:style-name="T1">source</text:span></text:p>
            <text:p><text:span text:style-name="T1">(const. </text:span><text:span text:style-name="T1">E, 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6.81cm" svg:y1="4.975cm" svg:x2="18.06cm" svg:y2="4.975cm">
          <text:p/>
        </draw:line>
        <draw:frame draw:style-name="gr12" draw:text-style-name="P6" draw:layer="layout" svg:width="1.399cm" svg:height="0.569cm" svg:x="16.661cm" svg:y="4.406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line draw:style-name="gr9" draw:text-style-name="P1" draw:layer="layout" svg:x1="16.798cm" svg:y1="7.475cm" svg:x2="18.048cm" svg:y2="7.475cm">
          <text:p/>
        </draw:line>
        <draw:frame draw:style-name="gr11" draw:text-style-name="P2" draw:layer="layout" svg:width="1.217cm" svg:height="0.569cm" svg:x="16.661cm" svg:y="7.47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</text:span><text:span text:style-name="T6">e </text:span><text:span text:style-name="T6">source</text:span></text:p>
            <text:p><text:span text:style-name="T6">(const</text:span><text:span text:style-name="T6">. E, </text:span><text:span text:style-name="T6">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1T00:51:13.790510616</dc:date>
    <meta:editing-duration>PT2H24M1S</meta:editing-duration>
    <meta:editing-cycles>52</meta:editing-cycles>
    <meta:generator>LibreOffice/7.3.3.2$Linux_X86_64 LibreOffice_project/30$Build-2</meta:generator>
    <meta:document-statistic meta:object-count="1454"/>
  </office:meta>
</office:document-meta>
</file>